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paragraph-properties fo:margin-top="0cm" fo:margin-bottom="0.499cm"/>
      <style:text-properties style:font-name="Times New Roman" fo:font-size="10pt" style:font-size-asian="10pt" style:font-size-complex="10pt"/>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Preformatted_20_Text">
      <style:paragraph-properties fo:margin-top="0cm" fo:margin-bottom="0.499cm"/>
      <style:text-properties style:font-name="Times New Roman"/>
    </style:style>
    <style:style style:name="P21" style:family="paragraph" style:parent-style-name="Preformatted_20_Text">
      <style:paragraph-properties fo:margin-top="0cm" fo:margin-bottom="0.499cm"/>
      <style:text-properties style:font-name="Times New Roman" fo:font-size="10pt" style:font-size-asian="10pt" style:font-size-complex="10pt"/>
    </style:style>
    <style:style style:name="P22"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3"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6"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7" style:family="paragraph" style:parent-style-name="Preformatted_20_Text">
      <style:paragraph-properties fo:margin-top="0cm" fo:margin-bottom="0.499cm" fo:text-align="justify" style:justify-single-word="false"/>
    </style:style>
    <style:style style:name="P28" style:family="paragraph" style:parent-style-name="Preformatted_20_Text">
      <style:paragraph-properties fo:text-align="justify" style:justify-single-word="false"/>
    </style:style>
    <style:style style:name="P29" style:family="paragraph" style:parent-style-name="Preformatted_20_Text">
      <style:text-properties style:font-name="Times New Roman"/>
    </style:style>
    <style:style style:name="P30" style:family="paragraph" style:parent-style-name="Preformatted_20_Text">
      <style:paragraph-properties fo:text-align="justify" style:justify-single-word="false"/>
      <style:text-properties style:font-name="Times New Roman"/>
    </style:style>
    <style:style style:name="P31" style:family="paragraph" style:parent-style-name="Preformatted_20_Text">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5"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6"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4" style:family="paragraph" style:parent-style-name="Standard" style:list-style-name="WW8Num6">
      <style:text-properties fo:font-size="12pt" fo:language="es" fo:country="ES" style:text-underline-style="none" style:font-size-asian="12pt" style:font-size-complex="12pt"/>
    </style:style>
    <style:style style:name="P45" style:family="paragraph" style:parent-style-name="Standard" style:list-style-name="WW8Num6"/>
    <style:style style:name="P46" style:family="paragraph" style:parent-style-name="Standard">
      <style:paragraph-properties fo:text-align="justify" style:justify-single-word="false"/>
    </style:style>
    <style:style style:name="P47" style:family="paragraph" style:parent-style-name="Standard" style:list-style-name="WW8Num7">
      <style:paragraph-properties fo:text-align="justify" style:justify-single-word="false"/>
    </style:style>
    <style:style style:name="P4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4pt" style:font-size-asian="14pt" style:font-size-complex="14pt"/>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font-size-asian="12pt"/>
    </style:style>
    <style:style style:name="T14" style:family="text">
      <style:text-properties fo:font-size="10pt" fo:language="es" fo:country="ES" style:text-underline-style="none" fo:font-weight="normal" style:font-size-asian="10pt" style:font-weight-asian="normal" style:font-size-complex="10pt" style:font-weight-complex="normal"/>
    </style:style>
    <style:style style:name="T15" style:family="text">
      <style:text-properties style:font-name="Times New Roman"/>
    </style:style>
    <style:style style:name="T16"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7"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style:font-size-asian="10.5pt" style:font-size-complex="12pt"/>
    </style:style>
    <style:style style:name="T20"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1" style:family="text">
      <style:text-properties style:font-name="Times New Roman" fo:font-size="10pt" style:font-size-asian="10pt" style:font-size-complex="10pt"/>
    </style:style>
    <style:style style:name="T22" style:family="text">
      <style:text-properties style:font-name="Times New Roman" fo:language="es" fo:country="ES" style:text-underline-style="none" fo:font-weight="normal" style:font-weight-asian="normal" style:font-weight-complex="normal"/>
    </style:style>
    <style:style style:name="T23" style:family="text">
      <style:text-properties fo:language="es" fo:country="ES" style:text-underline-style="none" fo:font-weight="normal" style:font-weight-asian="normal" style:font-weight-complex="normal"/>
    </style:style>
    <style:style style:name="T24"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5009481" text:style-name="WW8Num1">
        <text:list-item>
          <text:list>
            <text:list-item>
              <text:list>
                <text:list-item>
                  <text:list>
                    <text:list-item>
                      <text:list>
                        <text:list-item>
                          <text:p text:style-name="P4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6"><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413107577" text:style-name="WW8Num2">
        <text:list-item>
          <text:list>
            <text:list-item>
              <text:list>
                <text:list-item>
                  <text:p text:style-name="P36">Almacenamiento en soluciones libres y locales existentes.</text:p>
                </text:list-item>
              </text:list>
            </text:list-item>
          </text:list>
        </text:list-item>
      </text:list>
      <text:p text:style-name="P1"/>
      <text:list xml:id="list171147275" text:style-name="WW8Num3">
        <text:list-item>
          <text:list>
            <text:list-item>
              <text:p text:style-name="P37">Amazon S3.</text:p>
            </text:list-item>
          </text:list>
        </text:list-item>
      </text:list>
      <text:p text:style-name="P4"><text:span text:style-name="T9"><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0"><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1609911125" text:continue-numbering="true" text:style-name="WW8Num3">
        <text:list-item>
          <text:list>
            <text:list-item>
              <text:p text:style-name="P37">OpenNebula.</text:p>
            </text:list-item>
          </text:list>
        </text:list-item>
      </text:list>
      <text:p text:style-name="P8"><text:span text:style-name="T12"><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352989516" text:continue-numbering="true" text:style-name="WW8Num3">
        <text:list-item>
          <text:list>
            <text:list-item>
              <text:p text:style-name="P37">Nimbus.</text:p>
            </text:list-item>
          </text:list>
        </text:list-item>
      </text:list>
      <text:p text:style-name="P3"><text:span text:style-name="T11"><text:tab/></text:span><text:span text:style-name="T8">La plataforma Nimbus utiliza una implementación propia y libre de la API REST(Representational State Transfer) de Amazon S3, llamada Cumulus, para su almacenamiento.</text:span></text:p>
      <text:p text:style-name="P6"/>
      <text:list xml:id="list1451148732" text:continue-numbering="true" text:style-name="WW8Num3">
        <text:list-item>
          <text:list>
            <text:list-item>
              <text:p text:style-name="P37">OpenStack.</text:p>
            </text:list-item>
          </text:list>
        </text:list-item>
      </text:list>
      <text:p text:style-name="P4"><text:span text:style-name="T9"><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199618532" text:continue-numbering="true" text:style-name="WW8Num3">
        <text:list-item>
          <text:list>
            <text:list-item>
              <text:p text:style-name="P37">OpenQRM.</text:p>
            </text:list-item>
          </text:list>
        </text:list-item>
      </text:list>
      <text:p text:style-name="P4"><text:span text:style-name="T9"><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2086629430" text:continue-numbering="true" text:style-name="WW8Num3">
        <text:list-item>
          <text:list>
            <text:list-item>
              <text:p text:style-name="P37">Eucalyptus.</text:p>
            </text:list-item>
          </text:list>
        </text:list-item>
      </text:list>
      <text:p text:style-name="P4"><text:span text:style-name="T9"><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1058831707" text:continue-numbering="true" text:style-name="WW8Num3">
        <text:list-item>
          <text:list>
            <text:list-item>
              <text:p text:style-name="P37">CloudStack.</text:p>
            </text:list-item>
          </text:list>
        </text:list-item>
      </text:list>
      <text:p text:style-name="P4"><text:span text:style-name="T9"><text:tab/></text:span><text:span text:style-name="T2">Esta plataforma se nutre de la solución de almacenamiento de OpenStack, Swift, estudiada anteriormente.</text:span></text:p>
      <text:p text:style-name="P6"/>
      <text:list xml:id="list1704850738" text:continue-numbering="true" text:style-name="WW8Num3">
        <text:list-item>
          <text:list>
            <text:list-item>
              <text:p text:style-name="P37">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2159660031" text:continue-numbering="true" text:style-name="WW8Num3">
        <text:list-item>
          <text:p text:style-name="P37">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674971734" text:continue-numbering="true" text:style-name="WW8Num3">
        <text:list-item>
          <text:p text:style-name="P37">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cm" svg:width="9.839cm" svg:height="4.045cm" draw:z-index="2"><draw:image xlink:href="Pictures/10000201000001740000009913319101.png" xlink:type="simple" xlink:show="embed" xlink:actuate="onLoad"/></draw:frame><text:span text:style-name="T11"><text:tab/></text:span><text:span text:style-name="T13">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44596552" text:continue-numbering="true" text:style-name="WW8Num3">
        <text:list-item>
          <text:list>
            <text:list-item>
              <text:p text:style-name="P37">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60063768" text:style-name="WW8Num4">
        <text:list-item>
          <text:p text:style-name="P49">El numero máximo de cabeceras por petición es 90.</text:p>
        </text:list-item>
        <text:list-item>
          <text:p text:style-name="P49"><text:soft-page-break/>La máxima longitud de las cabeceras es 4096 bytes.</text:p>
        </text:list-item>
        <text:list-item>
          <text:p text:style-name="P49">Cada linea de petición no debe tener más de 8192 bytes.</text:p>
        </text:list-item>
        <text:list-item>
          <text:p text:style-name="P49">Una petición no debe exceder el tamaño de 5 gigabytes.</text:p>
        </text:list-item>
        <text:list-item>
          <text:p text:style-name="P49">El nombre de un contenedor no puede ser mayor de 256 bytes.</text:p>
        </text:list-item>
        <text:list-item>
          <text:p text:style-name="P4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998560653" text:style-name="WW8Num5">
        <text:list-item>
          <text:p text:style-name="P38">Servidor de cuentas.</text:p>
          <text:list>
            <text:list-item>
              <text:p text:style-name="P40">Listado de contenedores.</text:p>
            </text:list-item>
          </text:list>
        </text:list-item>
        <text:list-item>
          <text:p text:style-name="P38">Servidor de contenedores.</text:p>
          <text:list>
            <text:list-item>
              <text:p text:style-name="P40">Listado de objetos en el contenedor.</text:p>
            </text:list-item>
            <text:list-item>
              <text:p text:style-name="P40">Creación de contenedores.</text:p>
            </text:list-item>
            <text:list-item>
              <text:p text:style-name="P40">Eliminación de contenedores.</text:p>
            </text:list-item>
          </text:list>
        </text:list-item>
        <text:list-item>
          <text:p text:style-name="P38">Servidor de objetos.</text:p>
          <text:list>
            <text:list-item>
              <text:p text:style-name="P40">Recuperación de objetos.</text:p>
            </text:list-item>
            <text:list-item>
              <text:p text:style-name="P40">Creación/actualización de objetos.</text:p>
            </text:list-item>
            <text:list-item>
              <text:p text:style-name="P40">Copia de objetos.</text:p>
            </text:list-item>
            <text:list-item>
              <text:p text:style-name="P40">Eliminación de objetos.</text:p>
            </text:list-item>
          </text:list>
        </text:list-item>
      </text:list>
      <text:p text:style-name="P6"/>
      <text:p text:style-name="P8"><text:span text:style-name="T1"><text:tab/></text:span><text:span text:style-name="T12">NOTA! </text:span><text:span text:style-name="T1">Se añadirán operaciones conforme se descubra su necesidad.</text:span></text:p>
      <text:p text:style-name="P6"/>
      <text:list xml:id="list784568982" text:continue-list="list144596552" text:style-name="WW8Num3">
        <text:list-item>
          <text:list>
            <text:list-item>
              <text:p text:style-name="P37">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599131089" text:continue-numbering="true" text:style-name="WW8Num3">
        <text:list-item>
          <text:list>
            <text:list-item>
              <text:list>
                <text:list-item>
                  <text:p text:style-name="P37">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2"><text:bookmark text:name="d6e283"/><text:tab/>GET /v1.0 HTTP/1.1</text:p>
      <text:p text:style-name="P29"><text:tab/>Host: &lt;Servidor proxy&gt;</text:p>
      <text:p text:style-name="P29"><text:tab/>X-Auth-User: &lt;usuario&gt;</text:p>
      <text:p text:style-name="P20"><text:tab/>X-Auth-Key: &lt;contraseña&gt;</text:p>
      <text:p text:style-name="P18"><text:tab/><text:span text:style-name="T18">La respuesta tiene la siguiente forma:</text:span></text:p>
      <text:p text:style-name="P20"><text:bookmark text:name="d6e295"/><text:tab/>HTTP/1.1 204 No Content</text:p>
      <text:p text:style-name="P29"><text:tab/>Date: &lt;fecha&gt;</text:p>
      <text:p text:style-name="P29"><text:tab/>Server: &lt;servidor web&gt;</text:p>
      <text:p text:style-name="P29"><text:tab/>X-Storage-Url: &lt;direcci<text:span text:style-name="T14">ó</text:span>n para posteriores accesos&gt;</text:p>
      <text:p text:style-name="P29"><text:tab/>X-Auth-Token: &lt;identificador para posteriores accesos&gt;</text:p>
      <text:p text:style-name="P29"><text:tab/>Content-Length: 0</text:p>
      <text:p text:style-name="P20"><text:tab/>Content-Type: text/plain; charset=UTF-8</text:p>
      <text:p text:style-name="P19"/>
      <text:list xml:id="list630435763" text:continue-numbering="true" text:style-name="WW8Num3">
        <text:list-item>
          <text:list>
            <text:list-item>
              <text:list>
                <text:list-item>
                  <text:p text:style-name="P37"><text:soft-page-break/>Listado de contenedores.</text:p>
                </text:list-item>
              </text:list>
            </text:list-item>
          </text:list>
        </text:list-item>
      </text:list>
      <text:p text:style-name="P28"><text:span text:style-name="T6"><text:tab/></text:span><text:span text:style-name="T16">La operaci</text:span><text:span text:style-name="T17">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5"><text:tab/></text:p>
      <text:p text:style-name="P34"><text:tab/>GET /&lt;api version&gt;/&lt;account&gt;?var1=val1&amp; … &amp; varN=valN HTTP/1.1</text:p>
      <text:p text:style-name="P30"><text:span text:style-name="T6"><text:tab/></text:span>Host: &lt;direcci<text:span text:style-name="T14">ón del servidor&gt;</text:span></text:p>
      <text:p text:style-name="P18"><text:span text:style-name="T15"><text:s/><text:tab/>X-Auth-Token: &lt;identificador de sesi</text:span><text:span text:style-name="T20">ó</text:span><text:span text:style-name="T17">n&gt;</text:span></text:p>
      <text:p text:style-name="P25"><text:tab/>Un ejemplo de respuesta en formato JSON es el siguiente:</text:p>
      <text:p text:style-name="P23"><text:bookmark text:name="d6e412"/><text:tab/>HTTP/1.1 200 OK</text:p>
      <text:p text:style-name="P31"><text:tab/>Date: Tue, 25 Nov 2008 19:39:13 GMT</text:p>
      <text:p text:style-name="P31"><text:tab/>Server: Apache</text:p>
      <text:p text:style-name="P21"><text:tab/>Content-Type: application/json; charset=utf-8</text:p>
      <text:p text:style-name="P26"><text:bookmark text:name="d6e4121"/><text:tab/>[</text:p>
      <text:p text:style-name="P29"><text:tab/> <text:s/>{"name":"test_container_1", "count":2, "bytes":78},</text:p>
      <text:p text:style-name="P29"><text:tab/> <text:s/>{"name":"test_container_2", "count":1, "bytes":17}</text:p>
      <text:p text:style-name="P20"><text:tab/>] </text:p>
      <text:p text:style-name="P20"><text:tab/><text:span text:style-name="T2">En formato XML la respuesta ser</text:span><text:span text:style-name="T5">í</text:span><text:span text:style-name="T2">a de la siguiente forma:</text:span></text:p>
      <text:p text:style-name="P20"><text:bookmark text:name="d6e419"/><text:tab/> <text:s/>HTTP/1.1 200 OK</text:p>
      <text:p text:style-name="P29"><text:tab/>Date: Tue, 25 Nov 2008 19:42:35 GMT</text:p>
      <text:p text:style-name="P29"><text:tab/>Server: Apache</text:p>
      <text:p text:style-name="P20"><text:tab/>Content-Type: application/xml; charset=utf-8</text:p>
      <text:p text:style-name="P20"><text:tab/>&lt;?xml version="1.0" encoding="UTF-8"?&gt;</text:p>
      <text:p text:style-name="P29"/>
      <text:p text:style-name="P29"><text:tab/>&lt;account name="MichaelBarton"&gt;</text:p>
      <text:p text:style-name="P29"><text:tab/> <text:s/>&lt;container&gt;</text:p>
      <text:p text:style-name="P29"><text:tab/> <text:s text:c="3"/>&lt;name&gt;test_container_1&lt;/name&gt;</text:p>
      <text:p text:style-name="P29"><text:tab/> <text:s text:c="3"/>&lt;count&gt;2&lt;/count&gt;</text:p>
      <text:p text:style-name="P29"><text:tab/> <text:s text:c="3"/>&lt;bytes&gt;78&lt;/bytes&gt;</text:p>
      <text:p text:style-name="P29"><text:tab/> <text:s/>&lt;/container&gt;</text:p>
      <text:p text:style-name="P29"><text:tab/> <text:s/>&lt;container&gt;</text:p>
      <text:p text:style-name="P29"><text:tab/> <text:s text:c="3"/>&lt;name&gt;test_container_2&lt;/name&gt;</text:p>
      <text:p text:style-name="P29"><text:tab/> <text:s text:c="3"/>&lt;count&gt;1&lt;/count&gt;</text:p>
      <text:p text:style-name="P29"><text:tab/> <text:s text:c="3"/>&lt;bytes&gt;17&lt;/bytes&gt;</text:p>
      <text:p text:style-name="P29"><text:tab/> <text:s/>&lt;/container&gt;</text:p>
      <text:p text:style-name="P24"><text:tab/>&lt;/account&gt;</text:p>
      <text:list xml:id="list1499263403" text:continue-numbering="true" text:style-name="WW8Num3">
        <text:list-item>
          <text:list>
            <text:list-item>
              <text:list>
                <text:list-item>
                  <text:p text:style-name="P37">Listado de objetos.</text:p>
                </text:list-item>
              </text:list>
            </text:list-item>
          </text:list>
        </text:list-item>
      </text:list>
      <text:p text:style-name="P11"><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5">end_marker, para devolver un listado terminado en el valor especificado, prefix, para ofrecer un </text:span></text:span><text:soft-page-break/><text:span text:style-name="Source_20_Text"><text:span text:style-name="T15">prefijo que preceda al nombre del objeto y delimiter, para mostrar las ocurrencias listadas hasta el delimitador, desechando el resto de la direcci</text:span></text:span><text:span text:style-name="Source_20_Text"><text:span text:style-name="T17">ón. Un ejemplo de uso de delimitador es aquel en el que solo queremos listar los directorios existentes en la raíz del almacenamiento, para lo cual solo requerimos utilizar el delimitador '/' para obtener el resultado deseado.</text:span></text:span></text:p>
      <text:p text:style-name="P11"><text:span text:style-name="Source_20_Text"><text:span text:style-name="T17"><text:tab/>Un ejemplo de respuesta en formato JSON:</text:span></text:span></text:p>
      <text:p text:style-name="P11"><text:span text:style-name="Source_20_Text"><text:span text:style-name="T17"/></text:span></text:p>
      <text:p text:style-name="P28"><text:span text:style-name="Source_20_Text"><text:span text:style-name="T20"><text:tab/>HTTP/1.1 200 OK</text:span></text:span></text:p>
      <text:p text:style-name="P31"><text:tab/>Date: Tue, 25 Nov 2008 19:39:13 GMT</text:p>
      <text:p text:style-name="P31"><text:tab/>Server: Apache</text:p>
      <text:p text:style-name="P31"><text:tab/>Content-Length: 387</text:p>
      <text:p text:style-name="P21"><text:tab/>Content-Type: application/json; charset=utf-8</text:p>
      <text:p text:style-name="P28"><text:span text:style-name="Source_20_Text"><text:span text:style-name="T20"><text:tab/>[</text:span></text:span></text:p>
      <text:p text:style-name="P31"><text:tab/> <text:s/>{"name":"test_obj_1",</text:p>
      <text:p text:style-name="P31"><text:tab/> <text:s text:c="2"/>"hash":"4281c348eaf83e70ddce0e07221c3d28",</text:p>
      <text:p text:style-name="P31"><text:tab/> <text:s text:c="2"/>"bytes":14,</text:p>
      <text:p text:style-name="P31"><text:tab/> <text:s text:c="2"/>"content_type":"application\/octet-stream",</text:p>
      <text:p text:style-name="P31"><text:tab/> <text:s text:c="3"/>"last_modified":"2009-02-03T05:26:32.612278"},</text:p>
      <text:p text:style-name="P31"><text:tab/> <text:s/>{"name":"test_obj_2",</text:p>
      <text:p text:style-name="P31"><text:tab/> <text:s text:c="2"/>"hash":"b039efe731ad111bc1b0ef221c3849d0",</text:p>
      <text:p text:style-name="P31"><text:tab/> <text:s text:c="2"/>"bytes":64,</text:p>
      <text:p text:style-name="P31"><text:tab/> <text:s text:c="2"/>"content_type":"application\/octet-stream",</text:p>
      <text:p text:style-name="P31"><text:tab/> <text:s text:c="2"/>"last_modified":"2009-02-03T05:26:32.612278"},</text:p>
      <text:p text:style-name="P21"><text:tab/>]</text:p>
      <text:p text:style-name="P22"><text:tab/><text:span text:style-name="T2">En formato XML el servidor responder</text:span><text:span text:style-name="T5">ía lo siguiente:</text:span></text:p>
      <text:p text:style-name="P23"><text:tab/>HTTP/1.1 200 OK</text:p>
      <text:p text:style-name="P31"><text:tab/>Date: Tue, 25 Nov 2008 19:42:35 GMT</text:p>
      <text:p text:style-name="P31"><text:tab/>Server: Apache</text:p>
      <text:p text:style-name="P31"><text:tab/>Content-Length: 643</text:p>
      <text:p text:style-name="P21"><text:tab/>Content-Type: application/xml; charset=utf-8</text:p>
      <text:p text:style-name="P23"><text:tab/>&lt;?xml version="1.0" encoding="UTF-8"?&gt;</text:p>
      <text:p text:style-name="P31"/>
      <text:p text:style-name="P31"><text:tab/>&lt;container name="test_container_1"&gt;</text:p>
      <text:p text:style-name="P31"><text:tab/> <text:s/>&lt;object&gt;</text:p>
      <text:p text:style-name="P31"><text:tab/> <text:s text:c="3"/>&lt;name&gt;test_object_1&lt;/name&gt;</text:p>
      <text:p text:style-name="P31"><text:tab/> <text:s text:c="3"/>&lt;hash&gt;4281c348eaf83e70ddce0e07221c3d28&lt;/hash&gt;</text:p>
      <text:p text:style-name="P31"><text:tab/> <text:s text:c="3"/>&lt;bytes&gt;1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31"><text:tab/> <text:s/>&lt;object&gt;</text:p>
      <text:p text:style-name="P31"><text:tab/> <text:s text:c="3"/>&lt;name&gt;test_object_2&lt;/name&gt;</text:p>
      <text:p text:style-name="P31"><text:tab/> <text:s text:c="3"/>&lt;hash&gt;b039efe731ad111bc1b0ef221c3849d0&lt;/hash&gt;</text:p>
      <text:p text:style-name="P31"><text:tab/> <text:s text:c="3"/>&lt;bytes&gt;6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21"><text:tab/>&lt;/container&gt;</text:p>
      <text:list xml:id="list134511635" text:continue-numbering="true" text:style-name="WW8Num3">
        <text:list-item>
          <text:list>
            <text:list-item>
              <text:list>
                <text:list-item>
                  <text:p text:style-name="P37">Creación de contenedores.</text:p>
                </text:list-item>
              </text:list>
            </text:list-item>
          </text:list>
        </text:list-item>
      </text:list>
      <text:p text:style-name="P14"><text:span text:style-name="Source_20_Text"><text:span text:style-name="T17"><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oft-page-break/><text:span text:style-name="Source_20_Text"><text:span text:style-name="T17">siguiente:</text:span></text:span></text:p>
      <text:p text:style-name="P14"><text:span text:style-name="Source_20_Text"><text:span text:style-name="T17"/></text:span></text:p>
      <text:p text:style-name="P32"><text:span text:style-name="Source_20_Text"><text:span text:style-name="T22"><text:tab/>PUT /&lt;api version&gt;/&lt;account&gt;/&lt;container&gt; HTTP/1.1</text:span></text:span></text:p>
      <text:p text:style-name="P31"><text:tab/>Host: &lt;servidor&gt;</text:p>
      <text:p text:style-name="P21"><text:tab/>X-Auth-Token: &lt;identificador de sesi<text:span text:style-name="T23">ón&gt;</text:span></text:p>
      <text:p text:style-name="P22"><text:span text:style-name="T23"><text:tab/></text:span><text:span text:style-name="T5">La respuesta en este caso:</text:span></text:p>
      <text:p text:style-name="P11"><text:bookmark text:name="d6e682"/><text:span text:style-name="Source_20_Text"><text:span text:style-name="T20"><text:tab/>HTTP/1.1 201 Created</text:span></text:span></text:p>
      <text:p text:style-name="P31"><text:tab/>Date: Thu, 07 Jun 2010 18:50:19 GMT</text:p>
      <text:p text:style-name="P31"><text:tab/>Server: Apache</text:p>
      <text:p text:style-name="P21"><text:tab/>Content-Type: text/plain; charset=UTF-8</text:p>
      <text:p text:style-name="P15"><text:span text:style-name="Source_20_Text"><text:span text:style-name="T20"/></text:span></text:p>
      <text:list xml:id="list342087958" text:continue-numbering="true" text:style-name="WW8Num3">
        <text:list-item>
          <text:list>
            <text:list-item>
              <text:list>
                <text:list-item>
                  <text:p text:style-name="P37">Eliminación de contenedores.</text:p>
                </text:list-item>
              </text:list>
            </text:list-item>
          </text:list>
        </text:list-item>
      </text:list>
      <text:p text:style-name="P7"><text:tab/>Para la eliminaci<text:span text:style-name="T13">ó</text:span>n de un contenedor, es suficiente con la siguiente petici<text:span text:style-name="T13">ón:</text:span></text:p>
      <text:p text:style-name="P14"><text:span text:style-name="Source_20_Text"><text:span text:style-name="T20"/></text:span></text:p>
      <text:p text:style-name="P28"><text:span text:style-name="Source_20_Text"><text:span text:style-name="T20"><text:tab/>DELETE /&lt;api version&gt;/&lt;account&gt;/&lt;container&gt; HTTP/1.1</text:span></text:span></text:p>
      <text:p text:style-name="P31"><text:tab/>Host: &lt;server&gt;</text:p>
      <text:p text:style-name="P21"><text:tab/>X-Auth-Token: &lt;identificador de sesi<text:span text:style-name="T23">ó</text:span>n&gt;</text:p>
      <text:p text:style-name="P27"><text:span text:style-name="T21"><text:tab/></text:span><text:span text:style-name="T19">Sin embargo deben suceder que el contenedor est</text:span><text:span text:style-name="T17">é vacio para que este pueda ser eliminado. Su borrado es permanente. Su respuesta pudiera ser la siguiente:</text:span></text:p>
      <text:p text:style-name="P24"><text:tab/> HTTP/1.1 204 No Content</text:p>
      <text:p text:style-name="P32"><text:tab/> Date: Thu, 07 Jun 2010 18:57:07 GMT</text:p>
      <text:p text:style-name="P32"><text:tab/> Server: Apache</text:p>
      <text:p text:style-name="P32"><text:tab/> Content-Length: 0</text:p>
      <text:p text:style-name="P24"><text:tab/> Content-Type: text/plain; charset=UTF-8</text:p>
      <text:list xml:id="list707056554" text:continue-numbering="true" text:style-name="WW8Num3">
        <text:list-item>
          <text:list>
            <text:list-item>
              <text:list>
                <text:list-item>
                  <text:p text:style-name="P37">Recuperación de objetos.</text:p>
                </text:list-item>
              </text:list>
            </text:list-item>
          </text:list>
        </text:list-item>
      </text:list>
      <text:p text:style-name="P11"><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1"><text:span text:style-name="T16"><text:tab/></text:span><text:span text:style-name="T20">GET /&lt;api version&gt;/&lt;account&gt;/&lt;container&gt;/&lt;object&gt; HTTP/1.1</text:span></text:p>
      <text:p text:style-name="P31"><text:tab/>Host: &lt;servidor&gt;</text:p>
      <text:p text:style-name="P21"><text:tab/>X-Auth-Token: &lt;identificador de sesi<text:span text:style-name="T23">ón&gt;</text:span></text:p>
      <text:p text:style-name="P32"><text:span text:style-name="T23"><text:tab/></text:span><text:span text:style-name="T6">Su posible respuesta correspondiente ser</text:span><text:span text:style-name="T5">ía</text:span><text:span text:style-name="T6">:</text:span></text:p>
      <text:p text:style-name="P34"/>
      <text:p text:style-name="P33"><text:tab/>HTTP/1.1 200 Ok</text:p>
      <text:p text:style-name="P31"><text:tab/>Date: Wed, 11 Jul 2010 19:37:41 GMT</text:p>
      <text:p text:style-name="P31"><text:tab/>Server: Apache</text:p>
      <text:p text:style-name="P31"><text:tab/>Last-Modified: Fri, 12 Jun 2010 13:40:18 GMT</text:p>
      <text:p text:style-name="P31"><text:tab/>ETag: b0dffe8254d152d8fd28f3c5e0404a10</text:p>
      <text:p text:style-name="P31"><text:tab/>Content-type: text/html</text:p>
      <text:p text:style-name="P24"><text:tab/>Content-Length: 512000</text:p>
      <text:p text:style-name="P24"><text:soft-page-break/><text:tab/>[ ... ]</text:p>
      <text:list xml:id="list364683513" text:continue-numbering="true" text:style-name="WW8Num3">
        <text:list-item>
          <text:list>
            <text:list-item>
              <text:list>
                <text:list-item>
                  <text:p text:style-name="P37">Creación, o actualización de objetos.</text:p>
                </text:list-item>
              </text:list>
            </text:list-item>
          </text:list>
        </text:list-item>
      </text:list>
      <text:p text:style-name="P11"><text:span text:style-name="T17"><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7">X-Delete-At y X-Delete-After. Su petición tiene la siguiente forma:</text:span></text:span></text:p>
      <text:p text:style-name="P33"/>
      <text:p text:style-name="P33"><text:tab/>PUT /&lt;api version&gt;/&lt;account&gt;/&lt;container&gt;/&lt;object&gt; HTTP/1.1</text:p>
      <text:p text:style-name="P31"><text:tab/>Host: &lt;servidor&gt;</text:p>
      <text:p text:style-name="P31"><text:tab/>X-Auth-Token: &lt;identificador de sesi<text:span text:style-name="T23">ón&gt;</text:span></text:p>
      <text:p text:style-name="P31"><text:tab/>ETag: &lt;suma MD5&gt;</text:p>
      <text:p text:style-name="P31"><text:tab/>Content-Length: &lt;longitud en bytes&gt;</text:p>
      <text:p text:style-name="P21"><text:tab/>X-Object-Meta-PIN: 1234</text:p>
      <text:p text:style-name="P33"><text:tab/>[ ... ]</text:p>
      <text:p text:style-name="P33"/>
      <text:p text:style-name="P13"><text:tab/>Su posible respuesta sería:</text:p>
      <text:p text:style-name="P33"><text:tab/></text:p>
      <text:p text:style-name="P33"><text:tab/>HTTP/1.1 201 Created</text:p>
      <text:p text:style-name="P31"><text:tab/>Date: Thu, 07 Jun 2010 18:57:07 GMT</text:p>
      <text:p text:style-name="P31"><text:tab/>Server: Apache</text:p>
      <text:p text:style-name="P31"><text:tab/>ETag: d9f5eb4bba4e2f2f046e54611bc8196b</text:p>
      <text:p text:style-name="P31"><text:tab/>Content-Length: 0</text:p>
      <text:p text:style-name="P21"><text:tab/>Content-Type: text/plain; charset=UTF-8</text:p>
      <text:list xml:id="list1067587118" text:continue-numbering="true" text:style-name="WW8Num3">
        <text:list-item>
          <text:list>
            <text:list-item>
              <text:list>
                <text:list-item>
                  <text:p text:style-name="P37">Copia de objetos.</text:p>
                </text:list-item>
              </text:list>
            </text:list-item>
          </text:list>
        </text:list-item>
      </text:list>
      <text:p text:style-name="P14"><text:span text:style-name="Source_20_Text"><text:span text:style-name="T17"><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3"/>
      <text:p text:style-name="P33"><text:tab/>PUT /&lt;api version&gt;/&lt;account&gt;/&lt;container&gt;/&lt;destobject&gt; HTTP/1.1</text:p>
      <text:p text:style-name="P31"><text:tab/>Host: &lt;storage URL&gt;</text:p>
      <text:p text:style-name="P31"><text:tab/>X-Auth-Token: &lt;some-auth-token&gt;</text:p>
      <text:p text:style-name="P31"><text:tab/>X-Copy-From: /&lt;container&gt;/&lt;sourceobject&gt;</text:p>
      <text:p text:style-name="P21"><text:tab/>Content-Length: 0 </text:p>
      <text:p text:style-name="P17"><text:tab/>COPY /&lt;api version&gt;/&lt;account&gt;/&lt;container&gt;/&lt;sourceobject&gt; HTTP/1.1<text:line-break/><text:tab/>Host: &lt;storage URL&gt;<text:line-break/><text:tab/>X-Auth-Token: &lt;some-auth-token&gt;<text:line-break/><text:tab/>Destination: /&lt;container&gt;/&lt;destobject&gt;</text:p>
      <text:list xml:id="list1579809524" text:continue-numbering="true" text:style-name="WW8Num3">
        <text:list-item>
          <text:list>
            <text:list-item>
              <text:list>
                <text:list-item>
                  <text:p text:style-name="P37">Eliminación de objetos.</text:p>
                </text:list-item>
              </text:list>
            </text:list-item>
          </text:list>
        </text:list-item>
      </text:list>
      <text:p text:style-name="P14"><text:span text:style-name="Source_20_Text"><text:span text:style-name="T17"><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3"/>
      <text:p text:style-name="P33"><text:tab/>DELETE /&lt;api version&gt;/&lt;account&gt;/&lt;container&gt;/&lt;object&gt; HTTP/1.1</text:p>
      <text:p text:style-name="P31"><text:tab/>Host: &lt;servidor&gt;</text:p>
      <text:p text:style-name="P21"><text:tab/>X-Auth-Token: &lt;&gt;</text:p>
      <text:p text:style-name="P21"><text:soft-page-break/><text:tab/><text:span text:style-name="T2">Su respuesta se asemajar</text:span><text:span text:style-name="T5">á a la detallada a continuación:</text:span></text:p>
      <text:p text:style-name="P33"><text:tab/>HTTP/1.1 204 No Content</text:p>
      <text:p text:style-name="P31"><text:tab/>Date: Thu, 07 Jun 2010 20:59:39 GMT</text:p>
      <text:p text:style-name="P31"><text:tab/>Server: Apache</text:p>
      <text:p text:style-name="P21"><text:tab/>Content-Type: text/plain; charset=UTF-8</text:p>
      <text:list xml:id="list899288127" text:continue-numbering="true" text:style-name="WW8Num3">
        <text:list-item>
          <text:list>
            <text:list-item>
              <text:p text:style-name="P37">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217111271" text:continue-numbering="true" text:style-name="WW8Num3">
        <text:list-item>
          <text:p text:style-name="P37">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057292089" text:continue-numbering="true" text:style-name="WW8Num3">
        <text:list-item>
          <text:list>
            <text:list-item>
              <text:p text:style-name="P37">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187994157" text:continue-numbering="true" text:style-name="WW8Num3">
        <text:list-item>
          <text:list>
            <text:list-item>
              <text:list>
                <text:list-item>
                  <text:p text:style-name="P37">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11"><text:span text:style-name="T6"><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span></text:p>
      <text:p text:style-name="P11"><text:span text:style-name="T6"><text:tab/>De requerir acceder al dispositivo de bloques, el sistema de ficheros virtual acudirá a la capa de direccionamiento. En esta capa se ejecutarán dos tareas principales. La primera será determinar el tamaño de bloque, para calcular el desplazamiento dentro del fichero en función de este tamaño. </text:span><text:soft-page-break/><text:span text:style-name="T6">Posteriormente se invoca una función del sistema de ficheros real que determine el nodo del fichero y su posición dentro del disco.</text:span></text:p>
      <text:p text:style-name="P11"><text:span text:style-name="T6"><text:tab/>Tras estas operaciones, el núcleo accederá a la capa genérica de dispositivos de bloque para comenzar la operación de entrada/salida. Aquí se crearán e inicializarán las estructuras necesarias que se ofrecerán al planificador de accesos.</text:span></text:p>
      <text:p text:style-name="P11"><text:span text:style-name="T6"><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span></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6"><text:span text:style-name="T24"/></text:p>
      <text:p text:style-name="P7"><draw:frame draw:style-name="fr3" draw:name="gráficos1" text:anchor-type="paragraph" svg:width="14.894cm" svg:height="10.952cm" draw:z-index="3"><draw:image xlink:href="Pictures/10000201000002330000019E8ACB4F33.png" xlink:type="simple" xlink:show="embed" xlink:actuate="onLoad"/></draw:frame></text:p>
      <text:list xml:id="list1775475243" text:continue-numbering="true" text:style-name="WW8Num3">
        <text:list-item>
          <text:list>
            <text:list-item>
              <text:list>
                <text:list-item>
                  <text:p text:style-name="P37">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text:soft-page-break/>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042686323" text:continue-numbering="true" text:style-name="WW8Num3">
        <text:list-item>
          <text:list>
            <text:list-item>
              <text:p text:style-name="P37">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text:soft-page-break/>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text:soft-page-break/>la interrupción de recepción y se mantendrá al dispositivo a la espera.</text:p>
      <text:p text:style-name="P6"/>
      <text:list xml:id="list1219818611" text:continue-numbering="true" text:style-name="WW8Num3">
        <text:list-item>
          <text:list>
            <text:list-item>
              <text:p text:style-name="P37">Network Block Device.</text:p>
            </text:list-item>
          </text:list>
        </text:list-item>
      </text:list>
      <text:p text:style-name="P6"><text:span text:style-name="T24"/></text:p>
      <text:p text:style-name="P6"/>
      <text:list xml:id="list671425658" text:continue-numbering="true" text:style-name="WW8Num3">
        <text:list-item>
          <text:p text:style-name="P37">Glosario.</text:p>
        </text:list-item>
      </text:list>
      <text:p text:style-name="P6"><text:tab/></text:p>
      <text:p text:style-name="P6"/>
      <text:list xml:id="list906952215" text:style-name="WW8Num6">
        <text:list-item>
          <text:p text:style-name="P43"><text:span text:style-name="T12">Cloud Storage: </text:span><text:span text:style-name="T1"><text:s/>almacenamiento en la nube, es decir, en internet.</text:span></text:p>
        </text:list-item>
        <text:list-item>
          <text:p text:style-name="P43"><text:span text:style-name="T12">Agilidad:</text:span><text:span text:style-name="T1"> <text:s/>capacidad de mover los datos al área adecuada para mejorar su disponibilidad.</text:span></text:p>
        </text:list-item>
        <text:list-item>
          <text:p text:style-name="P43"><text:span text:style-name="T12">Escalabilidad: </text:span><text:span text:style-name="T1">capacidad de manejar crecientes cargas de trabajo, o de adaptarse para ser capaces de soportarlas.</text:span></text:p>
        </text:list-item>
        <text:list-item>
          <text:p text:style-name="P43"><text:span text:style-name="T12">Elasticidad: </text:span><text:span text:style-name="T1">capacidad de escalarse mas allá limites impuestos por las condiciones del sistema.</text:span></text:p>
        </text:list-item>
        <text:list-item>
          <text:p text:style-name="P43"><text:span text:style-name="T12">Latencia: </text:span><text:span text:style-name="T1">Tiempo de espera, normalmente entre que se realiza una petición y se recibe una respuesta.</text:span></text:p>
        </text:list-item>
        <text:list-item>
          <text:p text:style-name="P43"><text:span text:style-name="T12">Persistencia: </text:span><text:span text:style-name="T1">Si existen distintas copias de un archivo, todas deben ser iguales.</text:span></text:p>
        </text:list-item>
        <text:list-item>
          <text:p text:style-name="P43"><text:span text:style-name="T12">Cluster: </text:span><text:span text:style-name="T1">Conjunto de sistemas informáticos que actúan como un solo sistema.</text:span></text:p>
        </text:list-item>
        <text:list-item>
          <text:p text:style-name="P43"><text:span text:style-name="T12">Nodo: </text:span><text:span text:style-name="T1">Sistema capaz de procesar información.</text:span></text:p>
        </text:list-item>
        <text:list-item>
          <text:p text:style-name="P43"><text:span text:style-name="T12">Multiusuario: </text:span><text:span text:style-name="T1">capacidad de que el recurso sea utilizado por varios usuarios concurrentemente.</text:span></text:p>
        </text:list-item>
        <text:list-item>
          <text:p text:style-name="P43"><text:span text:style-name="T12">Servicio distribuido: </text:span><text:span text:style-name="T1">servicio ofrecido por un conjunto de sistemas que actúa como un solo sistema.</text:span></text:p>
        </text:list-item>
        <text:list-item>
          <text:p text:style-name="P43"><text:span text:style-name="T12">API: </text:span><text:span text:style-name="T1">Application programming interface, interfaz de programación de la aplicación.</text:span></text:p>
        </text:list-item>
        <text:list-item>
          <text:p text:style-name="P43"><text:span text:style-name="T12">Tolerancia a fallos: </text:span><text:span text:style-name="T1">capacidad de soportar errores sin dejar sin servicio al cliente.</text:span></text:p>
        </text:list-item>
        <text:list-item>
          <text:p text:style-name="P43"><text:span text:style-name="T12">Redundancia de datos: </text:span><text:span text:style-name="T1">duplicación de datos, habitualmente para evitar su pérdida.</text:span></text:p>
        </text:list-item>
        <text:list-item>
          <text:p text:style-name="P43"><text:span text:style-name="T12">Software duradero: </text:span><text:span text:style-name="T1">software capaz de almacenar distintas versiones de un mismo fichero.</text:span></text:p>
        </text:list-item>
        <text:list-item>
          <text:p text:style-name="P43"><text:span text:style-name="T12">World Wide Web: </text:span><text:span text:style-name="T1">Sistema de enlace de documentos a través de internet.</text:span></text:p>
        </text:list-item>
        <text:list-item>
          <text:p text:style-name="P43"><text:span text:style-name="T12">Amazon EC2 Query Interface: </text:span><text:span text:style-name="T1">Interfaz de consultas de la plataforma de Cloud Computing de Amazon.</text:span></text:p>
        </text:list-item>
        <text:list-item>
          <text:p text:style-name="P43"><text:span text:style-name="T12">Amazon S3: </text:span><text:span text:style-name="T1">Sistema de almacenamiento propietario de la plataforma de Cloud Computing de Amazon.</text:span></text:p>
        </text:list-item>
        <text:list-item>
          <text:p text:style-name="P43"><text:span text:style-name="T12">Data store drivers: </text:span><text:span text:style-name="T1">Drivers de almacenamiento de datos.</text:span></text:p>
        </text:list-item>
        <text:list-item>
          <text:p text:style-name="P43"><text:span text:style-name="T12">Transfer manager drivers: </text:span><text:span text:style-name="T1">Drivers de gestión de transferencias.</text:span></text:p>
        </text:list-item>
        <text:list-item>
          <text:p text:style-name="P43"><text:span text:style-name="T12">Imagen virtual: </text:span><text:span text:style-name="T1">fichero que simula el disco duro de un ordenador para, en conjunto con la tecnología de virtualización, se pueda lanzar un sistema operativo con sus aplicaciones propias.</text:span></text:p>
        </text:list-item>
        <text:list-item>
          <text:p text:style-name="P43"><text:span text:style-name="T12">Sector:</text:span><text:span text:style-name="T1"> Unidad mínima de almacenamiento de un dispositivo de bloques.</text:span></text:p>
        </text:list-item>
        <text:list-item>
          <text:p text:style-name="P43"><text:span text:style-name="T12">Buffer:</text:span><text:span text:style-name="T1"> zona de memoria para alojar información.</text:span></text:p>
        </text:list-item>
        <text:list-item>
          <text:p text:style-name="P43"><text:span text:style-name="T12">Puntero:</text:span><text:span text:style-name="T1"> tipo abstracto de dato útil para referenciar direcciones de memoria.</text:span></text:p>
        </text:list-item>
        <text:list-item>
          <text:p text:style-name="P43"><text:span text:style-name="T12">Memoria principal:</text:span><text:span text:style-name="T1"> almacenamiento de instrucciones y datos principal del sistema físico.</text:span></text:p>
        </text:list-item>
        <text:list-item>
          <text:p text:style-name="P45"><text:span text:style-name="T4">Espacio de nombres:</text:span> juego de identificadores que permiten la desambiguación de homónimos.</text:p>
        </text:list-item>
        <text:list-item>
          <text:p text:style-name="P45"><text:span text:style-name="T12">IRQ: </text:span><text:span text:style-name="T1">Interrupt request, o n</text:span><text:span text:style-name="T5">úmero de interrupción del dispositivo para detener la ejecución de código en la CPU.</text:span></text:p>
        </text:list-item>
        <text:list-item>
          <text:p text:style-name="P44"><text:span text:style-name="T12">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4"><text:span text:style-name="T12">Socket:</text:span><text:span text:style-name="T1"> Abstracción utilizada en los sistemas operativos Unix para representar una conexión de red.</text:span></text:p>
        </text:list-item>
        <text:list-item>
          <text:p text:style-name="P43"><text:span text:style-name="T12">Spinlock:</text:span><text:span text:style-name="T1"> Mecanismo de espera activa provocada cuando se requiere adquirir un recurso no disponible.</text:span></text:p>
        </text:list-item>
        <text:list-item>
          <text:p text:style-name="P43"><text:span text:style-name="T12">Jiffies:</text:span><text:span text:style-name="T1"> Unidad de tiempo mínima del núcleo de Linux.</text:span></text:p>
        </text:list-item>
      </text:list>
      <text:p text:style-name="P9"><text:tab/></text:p>
      <text:p text:style-name="P5"><text:soft-page-break/><text:span text:style-name="T7"><text:tab/></text:span><text:span text:style-name="T10">Referencias.</text:span></text:p>
      <text:p text:style-name="P1"/>
      <text:list xml:id="list1949185168" text:style-name="WW8Num7">
        <text:list-item>
          <text:p text:style-name="P41">Wikipedia:</text:p>
          <text:list>
            <text:list-item>
              <text:p text:style-name="P47"><text:a xlink:type="simple" xlink:href="http://en.wikipedia.org/wiki/Cloud_computing_comparison"><text:span text:style-name="Internet_20_link"><text:span text:style-name="T8">http://en.wikipedia.org/wiki/Cloud_computing_comparison</text:span></text:span></text:a></text:p>
            </text:list-item>
            <text:list-item>
              <text:p text:style-name="P47"><text:a xlink:type="simple" xlink:href="http://en.wikipedia.org/wiki/OpenNebula"><text:span text:style-name="Internet_20_link"><text:span text:style-name="T8">http://en.wikipedia.org/wiki/OpenNebula</text:span></text:span></text:a></text:p>
            </text:list-item>
            <text:list-item>
              <text:p text:style-name="P47"><text:a xlink:type="simple" xlink:href="http://en.wikipedia.org/wiki/Nimbus_(cloud_computing"><text:span text:style-name="Internet_20_link"><text:span text:style-name="T8">http://en.wikipedia.org/wiki/Nimbus_(cloud_computing</text:span></text:span></text:a><text:span text:style-name="T5">)</text:span></text:p>
            </text:list-item>
            <text:list-item>
              <text:p text:style-name="P47"><text:a xlink:type="simple" xlink:href="http://en.wikipedia.org/wiki/Amazon_Elastic_Block_Store"><text:span text:style-name="Internet_20_link"><text:span text:style-name="T8">http://en.wikipedia.org/wiki/Amazon_Elastic_Block_Store</text:span></text:span></text:a></text:p>
            </text:list-item>
            <text:list-item>
              <text:p text:style-name="P47"><text:a xlink:type="simple" xlink:href="http://en.wikipedia.org/wiki/Eucalyptus_(computing)"><text:span text:style-name="Internet_20_link"><text:span text:style-name="T8">http://en.wikipedia.org/wiki/Eucalyptus_%28computing%29</text:span></text:span></text:a></text:p>
            </text:list-item>
            <text:list-item>
              <text:p text:style-name="P47"><text:a xlink:type="simple" xlink:href="http://en.wikipedia.org/wiki/Cloudstack"><text:span text:style-name="Internet_20_link"><text:span text:style-name="T8">http://en.wikipedia.org/wiki/Cloudstack</text:span></text:span></text:a><text:span text:style-name="T5"> </text:span></text:p>
            </text:list-item>
            <text:list-item>
              <text:p text:style-name="P47"><text:a xlink:type="simple" xlink:href="http://en.wikipedia.org/wiki/OpenQRM"><text:span text:style-name="Internet_20_link"><text:span text:style-name="T8">http://en.wikipedia.org/wiki/OpenQRM</text:span></text:span></text:a></text:p>
            </text:list-item>
            <text:list-item>
              <text:p text:style-name="P47"><text:a xlink:type="simple" xlink:href="http://en.wikipedia.org/wiki/Abiquo_Enterprise_Edition"><text:span text:style-name="Internet_20_link"><text:span text:style-name="T8">http://en.wikipedia.org/wiki/Abiquo_Enterprise_Edition</text:span></text:span></text:a><text:span text:style-name="T5"> </text:span></text:p>
            </text:list-item>
            <text:list-item>
              <text:p text:style-name="P47"><text:a xlink:type="simple" xlink:href="http://en.wikipedia.org/wiki/OpenStack"><text:span text:style-name="Internet_20_link"><text:span text:style-name="T5">http://en.wikipedia.org/wiki/OpenStack</text:span></text:span></text:a></text:p>
            </text:list-item>
          </text:list>
        </text:list-item>
        <text:list-item>
          <text:p text:style-name="P41">OpenNebula:</text:p>
          <text:list>
            <text:list-item>
              <text:p text:style-name="P47"><text:a xlink:type="simple" xlink:href="http://opennebula.org/documentation:rel3.6"><text:span text:style-name="Internet_20_link"><text:span text:style-name="T5">http://opennebula.org/documentation:rel3.6</text:span></text:span></text:a></text:p>
            </text:list-item>
          </text:list>
        </text:list-item>
        <text:list-item>
          <text:p text:style-name="P41">Nimbus:</text:p>
          <text:list>
            <text:list-item>
              <text:p text:style-name="P47"><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1">CloudStack:</text:p>
          <text:list>
            <text:list-item>
              <text:p text:style-name="P47"><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1">OpenQRM:</text:p>
          <text:list>
            <text:list-item>
              <text:p text:style-name="P47"><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1">Abiquo:</text:p>
          <text:list>
            <text:list-item>
              <text:p text:style-name="P47"><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1">OpenStack:</text:p>
          <text:list>
            <text:list-item>
              <text:p text:style-name="P47"><text:a xlink:type="simple" xlink:href="http://www.openstack.org/software/openstack-storage/"><text:span text:style-name="Internet_20_link"><text:span text:style-name="T8">http://www.openstack.org/software/openstack-storage/</text:span></text:span></text:a></text:p>
            </text:list-item>
            <text:list-item>
              <text:p text:style-name="P47"><text:a xlink:type="simple" xlink:href="http://docs.openstack.org/api/"><text:span text:style-name="Internet_20_link"><text:span text:style-name="T8">http://docs.openstack.org/api/</text:span></text:span></text:a></text:p>
            </text:list-item>
            <text:list-item>
              <text:p text:style-name="P47"><text:a xlink:type="simple" xlink:href="http://docs.openstack.org/developer/"><text:span text:style-name="Internet_20_link"><text:span text:style-name="T5">http://docs.openstack.org/developer/</text:span></text:span></text:a></text:p>
            </text:list-item>
            <text:list-item>
              <text:p text:style-name="P47"><text:span text:style-name="Internet_20_link"><text:span text:style-name="T5">http://docs.openstack.org/developer/swift/development_saio.html</text:span></text:span></text:p>
            </text:list-item>
          </text:list>
        </text:list-item>
        <text:list-item>
          <text:p text:style-name="P41">Linux Kernel Development – Robert Love, Editorial Addison Wesley.</text:p>
        </text:list-item>
        <text:list-item>
          <text:p text:style-name="P41">Linux Device Drivers – Jonathan Corbet, Alessandro Rubini and Greg KroaH-Hartman, Editorial O'Reilly.</text:p>
        </text:list-item>
        <text:list-item>
          <text:p text:style-name="P41">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20T11:58:42</dc:date>
    <meta:editing-cycles>71</meta:editing-cycles>
    <meta:editing-duration>P1DT12H25M27S</meta:editing-duration>
    <meta:generator>LibreOffice/3.5$Linux_x86 LibreOffice_project/350m1$Build-3</meta:generator>
    <meta:document-statistic meta:table-count="0" meta:image-count="4" meta:object-count="0" meta:page-count="15" meta:paragraph-count="329" meta:word-count="5813" meta:character-count="40439" meta:non-whitespace-character-count="34678"/>
    <meta:user-defined meta:name="Información 1"/>
    <meta:user-defined meta:name="Información 2"/>
    <meta:user-defined meta:name="Información 3"/>
    <meta:user-defined meta:name="Información 4"/>
  </office:meta>
</office:document-meta>
</file>